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39.16mm" fo:break-before="auto" style:use-optimal-row-height="true"/>
    </style:style>
    <style:style style:name="ro127" style:family="table-row">
      <style:table-row-properties style:row-height="54.68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Hiragino Kaku Gothic ProN" fo:color="#ce181e" style:font-name-asian="ＭＳ Ｐゴシック"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Hiragino Kaku Gothic ProN"/>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number-columns-repeated="2"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6">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7">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7">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text:span text:style-name="T4"/></text:p>
            <text:p><text:span text:style-name="T20">#toolbox-tab-styleeditor,#toolbox-panel-styleeditorが殺せない。</text:span></text:p>
            <text:p><text:span text:style-name="T4"/></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7">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7">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7">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3:01:30.16963211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3:02:50.347424845</dc:date>
    <meta:editing-duration>P9DT4H20M3S</meta:editing-duration>
    <meta:editing-cycles>607</meta:editing-cycles>
    <meta:document-statistic meta:table-count="5" meta:cell-count="9567" meta:object-count="0"/>
  </office:meta>
</office:document-meta>
</file>